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5c96b2"/>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8" style:family="paragraph" style:parent-style-name="Standard_20__28_user_29_">
      <style:paragraph-properties fo:margin-left="0.5in" fo:margin-right="0in" fo:text-indent="0.5in" style:auto-text-indent="false">
        <style:tab-stops/>
      </style:paragraph-properties>
      <style:text-properties style:font-name="Handwriting" officeooo:paragraph-rsid="00e2ffa2"/>
    </style:style>
    <style:style style:name="P49" style:family="paragraph" style:parent-style-name="Standard_20__28_user_29_">
      <style:paragraph-properties fo:margin-left="0.5in" fo:margin-right="0in" fo:text-indent="0.5in" style:auto-text-indent="false">
        <style:tab-stops/>
      </style:paragraph-properties>
      <style:text-properties style:font-name="Handwriting" officeooo:paragraph-rsid="0058547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2"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83b76"/>
    </style:style>
    <style:style style:name="T10" style:family="text">
      <style:text-properties officeooo:rsid="004b8d83"/>
    </style:style>
    <style:style style:name="T11" style:family="text">
      <style:text-properties officeooo:rsid="004f2afb"/>
    </style:style>
    <style:style style:name="T12" style:family="text">
      <style:text-properties officeooo:rsid="005100c6"/>
    </style:style>
    <style:style style:name="T13" style:family="text">
      <style:text-properties officeooo:rsid="00521520"/>
    </style:style>
    <style:style style:name="T14" style:family="text">
      <style:text-properties officeooo:rsid="0055472e"/>
    </style:style>
    <style:style style:name="T15" style:family="text">
      <style:text-properties officeooo:rsid="0058547c"/>
    </style:style>
    <style:style style:name="T16" style:family="text">
      <style:text-properties officeooo:rsid="005a46a1"/>
    </style:style>
    <style:style style:name="T17" style:family="text">
      <style:text-properties officeooo:rsid="005b1ac1"/>
    </style:style>
    <style:style style:name="T18" style:family="text">
      <style:text-properties officeooo:rsid="005e856c"/>
    </style:style>
    <style:style style:name="T19" style:family="text">
      <style:text-properties officeooo:rsid="006084bd"/>
    </style:style>
    <style:style style:name="T20" style:family="text">
      <style:text-properties officeooo:rsid="006176b5"/>
    </style:style>
    <style:style style:name="T21" style:family="text">
      <style:text-properties officeooo:rsid="006338cc"/>
    </style:style>
    <style:style style:name="T22" style:family="text">
      <style:text-properties officeooo:rsid="0064a69a"/>
    </style:style>
    <style:style style:name="T23" style:family="text">
      <style:text-properties officeooo:rsid="006dab76"/>
    </style:style>
    <style:style style:name="T24" style:family="text">
      <style:text-properties officeooo:rsid="006f8c04"/>
    </style:style>
    <style:style style:name="T25" style:family="text">
      <style:text-properties officeooo:rsid="00761f8a"/>
    </style:style>
    <style:style style:name="T26" style:family="text">
      <style:text-properties officeooo:rsid="007a1c37"/>
    </style:style>
    <style:style style:name="T27" style:family="text">
      <style:text-properties officeooo:rsid="007b2b8c"/>
    </style:style>
    <style:style style:name="T28" style:family="text">
      <style:text-properties officeooo:rsid="007dbbe9"/>
    </style:style>
    <style:style style:name="T29" style:family="text">
      <style:text-properties officeooo:rsid="0080296e"/>
    </style:style>
    <style:style style:name="T30" style:family="text">
      <style:text-properties officeooo:rsid="0080d1ba"/>
    </style:style>
    <style:style style:name="T31" style:family="text">
      <style:text-properties officeooo:rsid="00854207"/>
    </style:style>
    <style:style style:name="T32" style:family="text">
      <style:text-properties officeooo:rsid="008726ba"/>
    </style:style>
    <style:style style:name="T33" style:family="text">
      <style:text-properties officeooo:rsid="008bc64a"/>
    </style:style>
    <style:style style:name="T34" style:family="text">
      <style:text-properties style:text-position="super 58%" fo:font-weight="normal" officeooo:rsid="00495660" style:font-weight-asian="normal" style:font-weight-complex="normal"/>
    </style:style>
    <style:style style:name="T35" style:family="text">
      <style:text-properties officeooo:rsid="00900876"/>
    </style:style>
    <style:style style:name="T36" style:family="text">
      <style:text-properties officeooo:rsid="00a10c87"/>
    </style:style>
    <style:style style:name="T37" style:family="text">
      <style:text-properties officeooo:rsid="00b917e1"/>
    </style:style>
    <style:style style:name="T38" style:family="text">
      <style:text-properties fo:font-style="normal" fo:font-weight="normal" officeooo:rsid="0115db04" style:font-style-asian="normal" style:font-weight-asian="normal" style:font-style-complex="normal" style:font-weight-complex="normal"/>
    </style:style>
    <style:style style:name="T39" style:family="text">
      <style:text-properties fo:font-style="normal" fo:font-weight="normal" officeooo:rsid="010ee2f4" style:font-style-asian="normal" style:font-weight-asian="normal" style:font-style-complex="normal" style:font-weight-complex="normal"/>
    </style:style>
    <style:style style:name="T40" style:family="text">
      <style:text-properties fo:font-style="normal" fo:font-weight="normal" officeooo:rsid="011026c7" style:font-style-asian="normal" style:font-weight-asian="normal" style:font-style-complex="normal" style:font-weight-complex="normal"/>
    </style:style>
    <style:style style:name="T41" style:family="text">
      <style:text-properties fo:font-style="normal" fo:font-weight="normal" officeooo:rsid="010fe423" style:font-style-asian="normal" style:font-weight-asian="normal" style:font-style-complex="normal" style:font-weight-complex="normal"/>
    </style:style>
    <style:style style:name="T42" style:family="text">
      <style:text-properties fo:font-style="normal" fo:font-weight="normal" officeooo:rsid="01117bad" style:font-style-asian="normal" style:font-weight-asian="normal" style:font-style-complex="normal" style:font-weight-complex="normal"/>
    </style:style>
    <style:style style:name="T43" style:family="text">
      <style:text-properties fo:font-style="normal" fo:font-weight="normal" officeooo:rsid="01122810" style:font-style-asian="normal" style:font-weight-asian="normal" style:font-style-complex="normal" style:font-weight-complex="normal"/>
    </style:style>
    <style:style style:name="T44" style:family="text">
      <style:text-properties fo:font-style="normal" fo:font-weight="normal" officeooo:rsid="01133756" style:font-style-asian="normal" style:font-weight-asian="normal" style:font-style-complex="normal" style:font-weight-complex="normal"/>
    </style:style>
    <style:style style:name="T45" style:family="text">
      <style:text-properties fo:font-style="normal" fo:font-weight="normal" officeooo:rsid="01149a19" style:font-style-asian="normal" style:font-weight-asian="normal" style:font-style-complex="normal" style:font-weight-complex="normal"/>
    </style:style>
    <style:style style:name="T46" style:family="text">
      <style:text-properties fo:font-style="normal" fo:font-weight="normal" officeooo:rsid="0115b9a7" style:font-style-asian="normal" style:font-weight-asian="normal" style:font-style-complex="normal" style:font-weight-complex="normal"/>
    </style:style>
    <style:style style:name="T47" style:family="text">
      <style:text-properties fo:font-style="normal" fo:font-weight="normal" officeooo:rsid="0115c5ca" style:font-style-asian="normal" style:font-weight-asian="normal" style:font-style-complex="normal" style:font-weight-complex="normal"/>
    </style:style>
    <style:style style:name="T48" style:family="text">
      <style:text-properties fo:font-style="normal" officeooo:rsid="011c1b8e" style:font-style-asian="normal" style:font-style-complex="normal"/>
    </style:style>
    <style:style style:name="T49"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0"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1" style:family="text">
      <style:text-properties officeooo:rsid="00b7fcab" style:letter-kerning="true" style:font-name-asian="SimSun" style:language-asian="zh" style:country-asian="CN" style:font-name-complex="Arial" style:font-size-complex="12pt" style:language-complex="hi" style:country-complex="IN"/>
    </style:style>
    <style:style style:name="T52" style:family="text">
      <style:text-properties officeooo:rsid="00a69a50" style:letter-kerning="true" style:font-name-asian="SimSun" style:language-asian="zh" style:country-asian="CN" style:font-name-complex="Arial" style:font-size-complex="12pt" style:language-complex="hi" style:country-complex="IN"/>
    </style:style>
    <style:style style:name="T53" style:family="text">
      <style:text-properties officeooo:rsid="009b1b88" style:letter-kerning="true" style:font-name-asian="SimSun" style:language-asian="zh" style:country-asian="CN" style:font-name-complex="Arial" style:font-size-complex="12pt" style:language-complex="hi" style:country-complex="IN"/>
    </style:style>
    <style:style style:name="T54" style:family="text">
      <style:text-properties officeooo:rsid="007436ad" style:letter-kerning="true" style:font-name-asian="SimSun" style:language-asian="zh" style:country-asian="CN" style:font-name-complex="Arial" style:font-size-complex="12pt" style:language-complex="hi" style:country-complex="IN"/>
    </style:style>
    <style:style style:name="T55" style:family="text">
      <style:text-properties officeooo:rsid="00748336" style:letter-kerning="true" style:font-name-asian="SimSun" style:language-asian="zh" style:country-asian="CN" style:font-name-complex="Arial" style:font-size-complex="12pt" style:language-complex="hi" style:country-complex="IN"/>
    </style:style>
    <style:style style:name="T56" style:family="text">
      <style:text-properties officeooo:rsid="008c7c5b" style:letter-kerning="true" style:font-name-asian="SimSun" style:language-asian="zh" style:country-asian="CN" style:font-name-complex="Arial" style:font-size-complex="12pt" style:language-complex="hi" style:country-complex="IN"/>
    </style:style>
    <style:style style:name="T57" style:family="text">
      <style:text-properties officeooo:rsid="0077b041" style:letter-kerning="true" style:font-name-asian="SimSun" style:language-asian="zh" style:country-asian="CN" style:font-name-complex="Arial" style:font-size-complex="12pt" style:language-complex="hi" style:country-complex="IN"/>
    </style:style>
    <style:style style:name="T58" style:family="text">
      <style:text-properties officeooo:rsid="007ae93b" style:letter-kerning="true" style:font-name-asian="SimSun" style:language-asian="zh" style:country-asian="CN" style:font-name-complex="Arial" style:font-size-complex="12pt" style:language-complex="hi" style:country-complex="IN"/>
    </style:style>
    <style:style style:name="T59" style:family="text">
      <style:text-properties officeooo:rsid="008dc18a" style:letter-kerning="true" style:font-name-asian="SimSun" style:language-asian="zh" style:country-asian="CN" style:font-name-complex="Arial" style:font-size-complex="12pt" style:language-complex="hi" style:country-complex="IN"/>
    </style:style>
    <style:style style:name="T60" style:family="text">
      <style:text-properties officeooo:rsid="007b2b8c" style:letter-kerning="true" style:font-name-asian="SimSun" style:language-asian="zh" style:country-asian="CN" style:font-name-complex="Arial" style:font-size-complex="12pt" style:language-complex="hi" style:country-complex="IN"/>
    </style:style>
    <style:style style:name="T61" style:family="text">
      <style:text-properties officeooo:rsid="007cbeb7" style:letter-kerning="true" style:font-name-asian="SimSun" style:language-asian="zh" style:country-asian="CN" style:font-name-complex="Arial" style:font-size-complex="12pt" style:language-complex="hi" style:country-complex="IN"/>
    </style:style>
    <style:style style:name="T62" style:family="text">
      <style:text-properties officeooo:rsid="0080296e" style:letter-kerning="true" style:font-name-asian="SimSun" style:language-asian="zh" style:country-asian="CN" style:font-name-complex="Arial" style:font-size-complex="12pt" style:language-complex="hi" style:country-complex="IN"/>
    </style:style>
    <style:style style:name="T63" style:family="text">
      <style:text-properties officeooo:rsid="00d8161e" style:letter-kerning="true" style:font-name-asian="SimSun" style:language-asian="zh" style:country-asian="CN" style:font-name-complex="Arial" style:font-size-complex="12pt" style:language-complex="hi" style:country-complex="IN"/>
    </style:style>
    <style:style style:name="T64" style:family="text">
      <style:text-properties officeooo:rsid="00e68552" style:letter-kerning="true" style:font-name-asian="SimSun" style:language-asian="zh" style:country-asian="CN" style:font-name-complex="Arial" style:font-size-complex="12pt" style:language-complex="hi" style:country-complex="IN"/>
    </style:style>
    <style:style style:name="T65" style:family="text">
      <style:text-properties officeooo:rsid="00e7452c" style:letter-kerning="true" style:font-name-asian="SimSun" style:language-asian="zh" style:country-asian="CN" style:font-name-complex="Arial" style:font-size-complex="12pt" style:language-complex="hi" style:country-complex="IN"/>
    </style:style>
    <style:style style:name="T66" style:family="text">
      <style:text-properties officeooo:rsid="00e98f8d" style:letter-kerning="true" style:font-name-asian="SimSun" style:language-asian="zh" style:country-asian="CN" style:font-name-complex="Arial" style:font-size-complex="12pt" style:language-complex="hi" style:country-complex="IN"/>
    </style:style>
    <style:style style:name="T67" style:family="text">
      <style:text-properties officeooo:rsid="0107dd3a" style:letter-kerning="true" style:font-name-asian="SimSun" style:language-asian="zh" style:country-asian="CN" style:font-name-complex="Arial" style:font-size-complex="12pt" style:language-complex="hi" style:country-complex="IN"/>
    </style:style>
    <style:style style:name="T68" style:family="text">
      <style:text-properties officeooo:rsid="00c1d656" style:letter-kerning="true" style:font-name-asian="SimSun" style:language-asian="zh" style:country-asian="CN" style:font-name-complex="Arial" style:font-size-complex="12pt" style:language-complex="hi" style:country-complex="IN"/>
    </style:style>
    <style:style style:name="T69" style:family="text">
      <style:text-properties officeooo:rsid="00c50901" style:letter-kerning="true" style:font-name-asian="SimSun" style:language-asian="zh" style:country-asian="CN" style:font-name-complex="Arial" style:font-size-complex="12pt" style:language-complex="hi" style:country-complex="IN"/>
    </style:style>
    <style:style style:name="T70" style:family="text">
      <style:text-properties officeooo:rsid="00c56681" style:letter-kerning="true" style:font-name-asian="SimSun" style:language-asian="zh" style:country-asian="CN" style:font-name-complex="Arial" style:font-size-complex="12pt" style:language-complex="hi" style:country-complex="IN"/>
    </style:style>
    <style:style style:name="T71" style:family="text">
      <style:text-properties officeooo:rsid="01144c94" style:letter-kerning="true" style:font-name-asian="SimSun" style:language-asian="zh" style:country-asian="CN" style:font-name-complex="Arial" style:font-size-complex="12pt" style:language-complex="hi" style:country-complex="IN"/>
    </style:style>
    <style:style style:name="T72" style:family="text">
      <style:text-properties officeooo:rsid="0117563b" style:letter-kerning="true" style:font-name-asian="SimSun" style:language-asian="zh" style:country-asian="CN" style:font-name-complex="Arial" style:font-size-complex="12pt" style:language-complex="hi" style:country-complex="IN"/>
    </style:style>
    <style:style style:name="T73" style:family="text">
      <style:text-properties officeooo:rsid="0117bbb1" style:letter-kerning="true" style:font-name-asian="SimSun" style:language-asian="zh" style:country-asian="CN" style:font-name-complex="Arial" style:font-size-complex="12pt" style:language-complex="hi" style:country-complex="IN"/>
    </style:style>
    <style:style style:name="T74" style:family="text">
      <style:text-properties officeooo:rsid="00e197bc" style:letter-kerning="true" style:font-name-asian="SimSun" style:language-asian="zh" style:country-asian="CN" style:font-name-complex="Arial" style:font-size-complex="12pt" style:language-complex="hi" style:country-complex="IN"/>
    </style:style>
    <style:style style:name="T75" style:family="text">
      <style:text-properties officeooo:rsid="011a255a" style:letter-kerning="true" style:font-name-asian="SimSun" style:language-asian="zh" style:country-asian="CN" style:font-name-complex="Arial" style:font-size-complex="12pt" style:language-complex="hi" style:country-complex="IN"/>
    </style:style>
    <style:style style:name="T76" style:family="text">
      <style:text-properties officeooo:rsid="011c1b8e" style:letter-kerning="true" style:font-name-asian="SimSun" style:language-asian="zh" style:country-asian="CN" style:font-name-complex="Arial" style:font-size-complex="12pt" style:language-complex="hi" style:country-complex="IN"/>
    </style:style>
    <style:style style:name="T77" style:family="text">
      <style:text-properties officeooo:rsid="00d3959c" style:letter-kerning="true" style:font-name-asian="SimSun" style:language-asian="zh" style:country-asian="CN" style:font-name-complex="Arial" style:font-size-complex="12pt" style:language-complex="hi" style:country-complex="IN"/>
    </style:style>
    <style:style style:name="T78" style:family="text">
      <style:text-properties officeooo:rsid="011ee292" style:letter-kerning="true" style:font-name-asian="SimSun" style:language-asian="zh" style:country-asian="CN" style:font-name-complex="Arial" style:font-size-complex="12pt" style:language-complex="hi" style:country-complex="IN"/>
    </style:style>
    <style:style style:name="T79" style:family="text">
      <style:text-properties officeooo:rsid="01210754" style:letter-kerning="true" style:font-name-asian="SimSun" style:language-asian="zh" style:country-asian="CN" style:font-name-complex="Arial" style:font-size-complex="12pt" style:language-complex="hi" style:country-complex="IN"/>
    </style:style>
    <style:style style:name="T80" style:family="text">
      <style:text-properties officeooo:rsid="0122fdda" style:letter-kerning="true" style:font-name-asian="SimSun" style:language-asian="zh" style:country-asian="CN" style:font-name-complex="Arial" style:font-size-complex="12pt" style:language-complex="hi" style:country-complex="IN"/>
    </style:style>
    <style:style style:name="T81" style:family="text">
      <style:text-properties officeooo:rsid="01237621" style:letter-kerning="true" style:font-name-asian="SimSun" style:language-asian="zh" style:country-asian="CN" style:font-name-complex="Arial" style:font-size-complex="12pt" style:language-complex="hi" style:country-complex="IN"/>
    </style:style>
    <style:style style:name="T82" style:family="text">
      <style:text-properties officeooo:rsid="0126a005" style:letter-kerning="true" style:font-name-asian="SimSun" style:language-asian="zh" style:country-asian="CN" style:font-name-complex="Arial" style:font-size-complex="12pt" style:language-complex="hi" style:country-complex="IN"/>
    </style:style>
    <style:style style:name="T83" style:family="text">
      <style:text-properties officeooo:rsid="009611a9"/>
    </style:style>
    <style:style style:name="T84" style:family="text">
      <style:text-properties officeooo:rsid="0096c8fb"/>
    </style:style>
    <style:style style:name="T85" style:family="text">
      <style:text-properties officeooo:rsid="0098930a"/>
    </style:style>
    <style:style style:name="T86" style:family="text">
      <style:text-properties officeooo:rsid="0097b707"/>
    </style:style>
    <style:style style:name="T87" style:family="text">
      <style:text-properties officeooo:rsid="009dbf60"/>
    </style:style>
    <style:style style:name="T88" style:family="text">
      <style:text-properties officeooo:rsid="00a69a50"/>
    </style:style>
    <style:style style:name="T89" style:family="text">
      <style:text-properties officeooo:rsid="00a86542"/>
    </style:style>
    <style:style style:name="T90" style:family="text">
      <style:text-properties officeooo:rsid="00a8c1c1"/>
    </style:style>
    <style:style style:name="T91" style:family="text">
      <style:text-properties officeooo:rsid="009f4250"/>
    </style:style>
    <style:style style:name="T92" style:family="text">
      <style:text-properties officeooo:rsid="009b1b88"/>
    </style:style>
    <style:style style:name="T93" style:family="text">
      <style:text-properties officeooo:rsid="009b41a3"/>
    </style:style>
    <style:style style:name="T94" style:family="text">
      <style:text-properties officeooo:rsid="008bf9ef"/>
    </style:style>
    <style:style style:name="T95" style:family="text">
      <style:text-properties fo:font-weight="normal" officeooo:rsid="004898f4" style:font-weight-asian="normal" style:font-weight-complex="normal"/>
    </style:style>
    <style:style style:name="T96" style:family="text">
      <style:text-properties fo:font-weight="normal" officeooo:rsid="0045b3bf" style:font-weight-asian="normal" style:font-weight-complex="normal"/>
    </style:style>
    <style:style style:name="T97" style:family="text">
      <style:text-properties fo:font-weight="normal" officeooo:rsid="008c7c5b" style:font-weight-asian="normal" style:font-weight-complex="normal"/>
    </style:style>
    <style:style style:name="T98" style:family="text">
      <style:text-properties fo:font-weight="normal" officeooo:rsid="00495660" style:font-weight-asian="normal" style:font-weight-complex="normal"/>
    </style:style>
    <style:style style:name="T99"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100" style:family="text">
      <style:text-properties officeooo:rsid="006a2fb7"/>
    </style:style>
    <style:style style:name="T101" style:family="text">
      <style:text-properties officeooo:rsid="006c06c9"/>
    </style:style>
    <style:style style:name="T102" style:family="text">
      <style:text-properties officeooo:rsid="00712591"/>
    </style:style>
    <style:style style:name="T103" style:family="text">
      <style:text-properties officeooo:rsid="007436ad"/>
    </style:style>
    <style:style style:name="T104" style:family="text">
      <style:text-properties officeooo:rsid="0065496c"/>
    </style:style>
    <style:style style:name="T105" style:family="text">
      <style:text-properties officeooo:rsid="0065aa1a"/>
    </style:style>
    <style:style style:name="T106" style:family="text">
      <style:text-properties officeooo:rsid="008c7c5b"/>
    </style:style>
    <style:style style:name="T107" style:family="text">
      <style:text-properties officeooo:rsid="0077b041"/>
    </style:style>
    <style:style style:name="T108" style:family="text">
      <style:text-properties officeooo:rsid="007ae93b"/>
    </style:style>
    <style:style style:name="T109" style:family="text">
      <style:text-properties officeooo:rsid="008dc18a"/>
    </style:style>
    <style:style style:name="T110" style:family="text">
      <style:text-properties officeooo:rsid="008dea4a"/>
    </style:style>
    <style:style style:name="T111" style:family="text">
      <style:text-properties officeooo:rsid="008f15ad"/>
    </style:style>
    <style:style style:name="T112" style:family="text">
      <style:text-properties officeooo:rsid="007cbeb7"/>
    </style:style>
    <style:style style:name="T113"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18" style:family="text">
      <style:text-properties officeooo:rsid="00ab96a2"/>
    </style:style>
    <style:style style:name="T119" style:family="text">
      <style:text-properties officeooo:rsid="00c022f9"/>
    </style:style>
    <style:style style:name="T120" style:family="text">
      <style:text-properties officeooo:rsid="00c0bf95"/>
    </style:style>
    <style:style style:name="T121" style:family="text">
      <style:text-properties officeooo:rsid="00c754db"/>
    </style:style>
    <style:style style:name="T122" style:family="text">
      <style:text-properties officeooo:rsid="00c7bd36"/>
    </style:style>
    <style:style style:name="T123" style:family="text">
      <style:text-properties officeooo:rsid="00c8337d"/>
    </style:style>
    <style:style style:name="T124" style:family="text">
      <style:text-properties officeooo:rsid="00ca160f"/>
    </style:style>
    <style:style style:name="T125" style:family="text">
      <style:text-properties officeooo:rsid="00ca4512"/>
    </style:style>
    <style:style style:name="T126" style:family="text">
      <style:text-properties officeooo:rsid="00ccaf8d"/>
    </style:style>
    <style:style style:name="T127" style:family="text">
      <style:text-properties officeooo:rsid="00cd34e2"/>
    </style:style>
    <style:style style:name="T128" style:family="text">
      <style:text-properties officeooo:rsid="00cd8fed"/>
    </style:style>
    <style:style style:name="T129" style:family="text">
      <style:text-properties officeooo:rsid="00cf6d61"/>
    </style:style>
    <style:style style:name="T130" style:family="text">
      <style:text-properties officeooo:rsid="00cfeea4"/>
    </style:style>
    <style:style style:name="T131" style:family="text">
      <style:text-properties officeooo:rsid="00d3959c"/>
    </style:style>
    <style:style style:name="T132" style:family="text">
      <style:text-properties officeooo:rsid="00dc1b6e"/>
    </style:style>
    <style:style style:name="T133" style:family="text">
      <style:text-properties officeooo:rsid="00dd69ef"/>
    </style:style>
    <style:style style:name="T134" style:family="text">
      <style:text-properties officeooo:rsid="00e4d751"/>
    </style:style>
    <style:style style:name="T135" style:family="text">
      <style:text-properties officeooo:rsid="00e68552"/>
    </style:style>
    <style:style style:name="T136" style:family="text">
      <style:text-properties officeooo:rsid="00e7452c"/>
    </style:style>
    <style:style style:name="T137" style:family="text">
      <style:text-properties officeooo:rsid="00e98f8d"/>
    </style:style>
    <style:style style:name="T138" style:family="text">
      <style:text-properties officeooo:rsid="00ea889a"/>
    </style:style>
    <style:style style:name="T139" style:family="text">
      <style:text-properties officeooo:rsid="00ebc0c8"/>
    </style:style>
    <style:style style:name="T140" style:family="text">
      <style:text-properties officeooo:rsid="00ed7020"/>
    </style:style>
    <style:style style:name="T141" style:family="text">
      <style:text-properties officeooo:rsid="00f02b74"/>
    </style:style>
    <style:style style:name="T142" style:family="text">
      <style:text-properties officeooo:rsid="00f2274c"/>
    </style:style>
    <style:style style:name="T143" style:family="text">
      <style:text-properties officeooo:rsid="0109b78b"/>
    </style:style>
    <style:style style:name="T144" style:family="text">
      <style:text-properties officeooo:rsid="010d0880"/>
    </style:style>
    <style:style style:name="T145" style:family="text">
      <style:text-properties officeooo:rsid="01108b73"/>
    </style:style>
    <style:style style:name="T146" style:family="text">
      <style:text-properties officeooo:rsid="0111e86f"/>
    </style:style>
    <style:style style:name="T147" style:family="text">
      <style:text-properties officeooo:rsid="01144c94"/>
    </style:style>
    <style:style style:name="T148" style:family="text">
      <style:text-properties officeooo:rsid="0120b95a"/>
    </style:style>
    <style:style style:name="T149" style:family="text">
      <style:text-properties officeooo:rsid="01210754"/>
    </style:style>
    <style:style style:name="T150" style:family="text">
      <style:text-properties fo:font-style="italic" officeooo:rsid="011c1b8e" style:font-style-asian="italic" style:font-style-complex="italic"/>
    </style:style>
    <style:style style:name="T151" style:family="text">
      <style:text-properties officeooo:rsid="00da8ef5"/>
    </style:style>
    <style:style style:name="T152" style:family="text">
      <style:text-properties officeooo:rsid="0107a1aa"/>
    </style:style>
    <style:style style:name="T153" style:family="text">
      <style:text-properties officeooo:rsid="00c15f71"/>
    </style:style>
    <style:style style:name="T154" style:family="text">
      <style:text-properties officeooo:rsid="00c1d656"/>
    </style:style>
    <style:style style:name="T155" style:family="text">
      <style:text-properties officeooo:rsid="00c37ede"/>
    </style:style>
    <style:style style:name="T156" style:family="text">
      <style:text-properties officeooo:rsid="00c46e0c"/>
    </style:style>
    <style:style style:name="T157" style:family="text">
      <style:text-properties officeooo:rsid="00c50901"/>
    </style:style>
    <style:style style:name="T158" style:family="text">
      <style:text-properties officeooo:rsid="008b6797"/>
    </style:style>
    <style:style style:name="T159" style:family="text">
      <style:text-properties officeooo:rsid="0051b988"/>
    </style:style>
    <style:style style:name="T160" style:family="text">
      <style:text-properties officeooo:rsid="0113cfa0"/>
    </style:style>
    <style:style style:name="T161" style:family="text">
      <style:text-properties officeooo:rsid="01143657"/>
    </style:style>
    <style:style style:name="T162" style:family="text">
      <style:text-properties officeooo:rsid="003d1913"/>
    </style:style>
    <style:style style:name="T163" style:family="text">
      <style:text-properties officeooo:rsid="01159088"/>
    </style:style>
    <style:style style:name="T164" style:family="text">
      <style:text-properties officeooo:rsid="004b16ae"/>
    </style:style>
    <style:style style:name="T165" style:family="text">
      <style:text-properties officeooo:rsid="0117563b"/>
    </style:style>
    <style:style style:name="T166" style:family="text">
      <style:text-properties officeooo:rsid="0117bbb1"/>
    </style:style>
    <style:style style:name="T167" style:family="text">
      <style:text-properties officeooo:rsid="00e197bc"/>
    </style:style>
    <style:style style:name="T168" style:family="text">
      <style:text-properties officeooo:rsid="011a255a"/>
    </style:style>
    <style:style style:name="T169" style:family="text">
      <style:text-properties officeooo:rsid="00e2ffa2"/>
    </style:style>
    <style:style style:name="T170" style:family="text">
      <style:text-properties officeooo:rsid="011c1b8e"/>
    </style:style>
    <style:style style:name="T171" style:family="text">
      <style:text-properties officeooo:rsid="005be1c8"/>
    </style:style>
    <style:style style:name="T172" style:family="text">
      <style:text-properties officeooo:rsid="011ddaf6"/>
    </style:style>
    <style:style style:name="T173" style:family="text">
      <style:text-properties officeooo:rsid="01255535"/>
    </style:style>
    <style:style style:name="T174" style:family="text">
      <style:text-properties style:font-name="Handwriting"/>
    </style:style>
    <style:style style:name="T175" style:family="text">
      <style:text-properties style:font-name="Handwriting" officeooo:rsid="00544e6f"/>
    </style:style>
    <style:style style:name="T176" style:family="text">
      <style:text-properties style:font-name="Handwriting" officeooo:rsid="00ddba1d"/>
    </style:style>
    <style:style style:name="T177" style:family="text">
      <style:text-properties style:font-name="Handwriting" officeooo:rsid="00ddba1d" style:font-name-complex="Calibri"/>
    </style:style>
    <style:style style:name="T178"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79"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80"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81"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82"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83"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84"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85"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86"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87"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88"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89" style:family="text">
      <style:text-properties style:font-name="Handwriting" officeooo:rsid="0092aa8b" style:letter-kerning="true" style:font-name-asian="SimSun" style:language-asian="zh" style:country-asian="CN" style:font-name-complex="Arial" style:font-size-complex="12pt" style:language-complex="hi" style:country-complex="IN"/>
    </style:style>
    <style:style style:name="T190"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91" style:family="text">
      <style:text-properties style:font-name="Handwriting" officeooo:rsid="0080e77d"/>
    </style:style>
    <style:style style:name="T192" style:family="text">
      <style:text-properties style:font-name="Handwriting" officeooo:rsid="003768b3"/>
    </style:style>
    <style:style style:name="T193" style:family="text">
      <style:text-properties style:font-name="Handwriting" officeooo:rsid="012c04e4"/>
    </style:style>
    <style:style style:name="T194" style:family="text">
      <style:text-properties style:font-name="Handwriting" officeooo:rsid="012d5f28"/>
    </style:style>
    <style:style style:name="T195" style:family="text">
      <style:text-properties style:font-name="Handwriting" fo:font-weight="normal" officeooo:rsid="00f8f198" style:font-weight-asian="normal" style:font-weight-complex="normal"/>
    </style:style>
    <style:style style:name="T196" style:family="text">
      <style:text-properties style:font-name="Handwriting" fo:font-weight="normal" officeooo:rsid="00fbfce1" style:font-weight-asian="normal" style:font-weight-complex="normal"/>
    </style:style>
    <style:style style:name="T197" style:family="text">
      <style:text-properties style:font-name="Handwriting" fo:font-weight="normal" officeooo:rsid="00fd422e" style:font-weight-asian="normal" style:font-weight-complex="normal"/>
    </style:style>
    <style:style style:name="T198" style:family="text">
      <style:text-properties style:font-name="Handwriting" fo:font-weight="normal" officeooo:rsid="00fe7a2b" style:font-weight-asian="normal" style:font-weight-complex="normal"/>
    </style:style>
    <style:style style:name="T199"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200"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201"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202" style:family="text">
      <style:text-properties style:font-name="Handwriting" officeooo:rsid="01001a2e"/>
    </style:style>
    <style:style style:name="T203" style:family="text">
      <style:text-properties style:font-name="Handwriting" officeooo:rsid="01304aaa"/>
    </style:style>
    <style:style style:name="T204" style:family="text">
      <style:text-properties style:font-name="Handwriting" officeooo:rsid="0100ae4a"/>
    </style:style>
    <style:style style:name="T205" style:family="text">
      <style:text-properties style:font-name="Handwriting" officeooo:rsid="00297128"/>
    </style:style>
    <style:style style:name="T206" style:family="text">
      <style:text-properties style:font-name="Handwriting" officeooo:rsid="0132dbc6"/>
    </style:style>
    <style:style style:name="T207" style:family="text">
      <style:text-properties style:font-name="Handwriting" officeooo:rsid="002b42a0"/>
    </style:style>
    <style:style style:name="T208" style:family="text">
      <style:text-properties style:font-name="Handwriting" officeooo:rsid="002242da"/>
    </style:style>
    <style:style style:name="T209" style:family="text">
      <style:text-properties style:font-name="Handwriting" fo:font-style="italic" style:font-style-asian="italic"/>
    </style:style>
    <style:style style:name="T210" style:family="text">
      <style:text-properties style:font-name="Handwriting" fo:font-style="italic" officeooo:rsid="00ff5867" style:font-style-asian="italic"/>
    </style:style>
    <style:style style:name="T211" style:family="text">
      <style:text-properties style:font-name="Handwriting" fo:font-style="italic" officeooo:rsid="00fe7a2b" style:font-style-asian="italic"/>
    </style:style>
    <style:style style:name="T212" style:family="text">
      <style:text-properties style:font-name="Handwriting" fo:font-style="italic" officeooo:rsid="0132dbc6" style:font-style-asian="italic"/>
    </style:style>
    <style:style style:name="T213"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14"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15" style:family="text">
      <style:text-properties style:font-name="Handwriting" officeooo:rsid="01363e63"/>
    </style:style>
    <style:style style:name="T216" style:family="text">
      <style:text-properties style:font-name="Handwriting" officeooo:rsid="00521520"/>
    </style:style>
    <style:style style:name="T217" style:family="text">
      <style:text-properties style:font-name="Handwriting" officeooo:rsid="0092aa8b"/>
    </style:style>
    <style:style style:name="T218" style:family="text">
      <style:text-properties style:font-name="Handwriting" officeooo:rsid="0137cb12"/>
    </style:style>
    <style:style style:name="T219" style:family="text">
      <style:text-properties style:font-name="Handwriting" officeooo:rsid="009611a9"/>
    </style:style>
    <style:style style:name="T220" style:family="text">
      <style:text-properties officeooo:rsid="012c04e4"/>
    </style:style>
    <style:style style:name="T221" style:family="text">
      <style:text-properties officeooo:rsid="01342b17"/>
    </style:style>
    <style:style style:name="T222" style:family="text">
      <style:text-properties officeooo:rsid="01363e63"/>
    </style:style>
    <style:style style:name="T223" style:family="text">
      <style:text-properties officeooo:rsid="013d7838"/>
    </style:style>
    <style:style style:name="T224" style:family="text">
      <style:text-properties officeooo:rsid="013eddd1"/>
    </style:style>
    <style:style style:name="T225" style:family="text">
      <style:text-properties officeooo:rsid="01416132"/>
    </style:style>
    <style:style style:name="T226" style:family="text">
      <style:text-properties officeooo:rsid="014349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Prelude</text:p>
      <text:p text:style-name="P29"><text:span text:style-name="T195">Certus ripped the mind and body of Artifex apart. Brutally, unforgivingly, the very fabric of Artifex was mangled and taken. </text:span><text:span text:style-name="T196">The Nousants, servants to the Lineaments of Certus, brought the aberrant mind and body of Artifex unto Certus, beginning the final, slow death of the former: </text:span><text:span text:style-name="T197">Artifex the Creator, who in mind knew </text:span><text:span text:style-name="T200">C</text:span><text:span text:style-name="T197">reativity, in hands held </text:span><text:span text:style-name="T200">P</text:span><text:span text:style-name="T197">ower, and in heart </text:span><text:span text:style-name="T199">felt</text:span><text:span text:style-name="T197"> emotions uncounted. The dead Lineaments of Artifex began a resistance, a final despairing revolution that could destroy all involved. </text:span><text:span text:style-name="T198">The onset of this war, when the Lineaments of Artifex </text:span><text:span text:style-name="T201">converged</text:span><text:span text:style-name="T198"> on the eye of the Nousant Ehlu,</text:span><text:span text:style-name="T197"> is where our story starts.</text:span></text:p>
      <text:p text:style-name="P5"/>
      <text:p text:style-name="P5">Van’Yasseron, When We Walked Beside Beings of Power</text:p>
      <text:p text:style-name="P30"><text:span text:style-name="T209">The first age of the world, </text:span><text:span text:style-name="T210">the Nousant known as Ehlu,</text:span><text:span text:style-name="T209"> </text:span><text:span text:style-name="T211">after the death of Artifex</text:span><text:span text:style-name="T209">. </text:span><text:span text:style-name="T213">C</text:span><text:span text:style-name="T209">hange came quickly across the waters, the continents, and the sky. The age was dark, lit in glorious colors of blue and red by the twin moons in the sky. The sun had not yet appeared, and would not be seen </text:span><text:span text:style-name="T213">until</text:span><text:span text:style-name="T209"> many thousands of years after the shattering of Power. </text:span><text:span text:style-name="T212">Now the world was young and the material world </text:span><text:span text:style-name="T214">was</text:span><text:span text:style-name="T212"> one with the magical world.</text:span><text:span text:style-name="T209"> </text:span><text:span text:style-name="T214">U</text:span><text:span text:style-name="T209">nder the light of the moons bloomed </text:span><text:span text:style-name="T212">thus</text:span><text:span text:style-name="T209"> flowers and plants, and animals still hunted and nested in the nooks of hills and the caves of mountains.</text:span><text:span text:style-name="T212"> </text:span><text:span text:style-name="T209">This was the way of the world before the coming of the Far Ul.</text:span></text:p>
      <text:p text:style-name="P4"/>
      <text:p text:style-name="Standard_20__28_user_29_"><text:span text:style-name="T174">Uncounted Years Before Burned Time—The </text:span><text:span text:style-name="T202">violent awakening of the Lineaments of Artifex rock</text:span><text:span text:style-name="T184">ed</text:span><text:span text:style-name="T202"> Certus. Power, Reason, Ambition, Fear, Growth, Shadow, and Creativity confronted </text:span><text:span text:style-name="T204">the Lineaments of Certus: Victory, Folly, Passion, Revelation, Decay, Grace, Mystery, and Inhumanity. The Lineaments scatter</text:span><text:span text:style-name="T203">ed</text:span><text:span text:style-name="T204"> across Certus, beginning the final part of their war. The Lineaments of Artifex hunted down the Nousants, destroying all </text:span><text:span text:style-name="T180">until reaching the most powerful of them: Ehlu, the weapon used by Certus to so completely annihilate Artifex. Here on Ehlu </text:span><text:span text:style-name="T181">the war slowed; a period of quiet came over Certus. </text:span><text:span text:style-name="T182">Growth had nullified the power of Ehlu, tethering itself to </text:span><text:span text:style-name="T185">the Nousant</text:span><text:span text:style-name="T182">.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83">The remaining Lineaments of Artifex bode their time, waiting until Ehlu became vulnerable enough to kill. </text:span><text:span text:style-name="T185">Certus stilled, awaiting the arrival of a new race to replace the Nousants.</text:span></text:p>
      <text:p text:style-name="P4"/>
      <text:p text:style-name="Standard_20__28_user_29_"><text:span text:style-name="T174">373,800,000 BBT-- A race of shapeshifters, </text:span><text:span text:style-name="T205">ancestors of the race eventually known as </text:span><text:span text:style-name="T174">the Far Ul, develop</text:span><text:span text:style-name="T206">ed</text:span><text:span text:style-name="T174"> o</text:span><text:span text:style-name="T205">ff</text:span><text:span text:style-name="T174"> </text:span><text:span text:style-name="T205">the coa</text:span><text:span text:style-name="T206">s</text:span><text:span text:style-name="T205">t of a</text:span><text:span text:style-name="T174"> southern peninsula in the ring of Perakor. They </text:span><text:span text:style-name="T207">sw</text:span><text:span text:style-name="T185">a</text:span><text:span text:style-name="T207">m and </text:span><text:span text:style-name="T174">walk</text:span><text:span text:style-name="T206">ed</text:span><text:span text:style-name="T174"> long under the twin moons of the world </text:span><text:span text:style-name="T208">for millennia</text:span><text:span text:style-name="T174">, for the lives of the Far Ul are long. Some Far Ul walk</text:span><text:span text:style-name="T206">ed</text:span><text:span text:style-name="T174"> the earth for twenty-five-</text:span><text:soft-page-break/><text:span text:style-name="T174">thousand years before their bodies or minds fail</text:span><text:span text:style-name="T206">ed</text:span><text:span text:style-name="T174"> them, but many die</text:span><text:span text:style-name="T206">d</text:span><text:span text:style-name="T174"> far sooner. There are others, though, </text:span><text:span text:style-name="T208">that</text:span><text:span text:style-name="T174"> </text:span><text:span text:style-name="T185">were</text:span><text:span text:style-name="T174">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63">T</text:span>he Far Ul reach<text:span text:style-name="T221">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21">rapidly</text:span><text:span text:style-name="T3"> diversifying</text:span>.</text:p>
      <text:p text:style-name="P39">-<text:span text:style-name="T3">Some beings crawl</text:span><text:span text:style-name="T221">ed</text:span><text:span text:style-name="T3"> upon the shores of Iniva, living in the new forests of the world.</text:span></text:p>
      <text:p text:style-name="P4"/>
      <text:p text:style-name="P4">148,725,000 BBT—<text:span text:style-name="T3">After hundreds of millions of years, the Far Ul </text:span><text:span text:style-name="T222">had </text:span><text:span text:style-name="T3">spread through the waters of the world, creating small pockets of diverse beings. The most prominent of the water-dwelling Far Ul were the Onear, from which many other species drew their ancestry. </text:span>Some Onear crawl<text:span text:style-name="T222">ed</text:span> upon the southern sands of Luazil <text:span text:style-name="T4">around this time, starting the development of the </text:span>Loss’kelvar.</text:p>
      <text:p text:style-name="P40"><text:span text:style-name="T174">-The Okemenel first beg</text:span><text:span text:style-name="T186">a</text:span><text:span text:style-name="T174">n to develop in Adasol. These beings follow</text:span><text:span text:style-name="T215">ed</text:span><text:span text:style-name="T174"> the migration of sharks, and from them they learn</text:span><text:span text:style-name="T215">ed</text:span><text:span text:style-name="T174"> predatory habits. They t</text:span><text:span text:style-name="T186">ook</text:span><text:span text:style-name="T174"> the forms of </text:span><text:span text:style-name="T216">huge </text:span><text:span text:style-name="T174">savage creatures. </text:span><text:span text:style-name="T216">Adasol’s mega fauna and mega flora allow</text:span><text:span text:style-name="T215">ed</text:span><text:span text:style-name="T216"> huge creatures to grow and adapt. The Okemenel gr</text:span><text:span text:style-name="T186">e</text:span><text:span text:style-name="T216">w to match the ferocious landscape.</text:span></text:p>
      <text:p text:style-name="P41"/>
      <text:p text:style-name="P46"><text:span text:style-name="T187">10</text:span><text:span text:style-name="T188">0</text:span><text:span text:style-name="T217">,000,000 BBT—Some Loss’kelvar migrate</text:span><text:span text:style-name="T218">d</text:span><text:span text:style-name="T217"> to the far south-western reaches of Luazil, where a thin peninsula stretche</text:span><text:span text:style-name="T190">d</text:span><text:span text:style-name="T217"> nearly to the rim of the world. These Loss’kelvar </text:span><text:span text:style-name="T190">were</text:span><text:span text:style-name="T217"> faced with forest fires from a particularly dry string of seasons, and they shift</text:span><text:span text:style-name="T218">ed</text:span><text:span text:style-name="T217"> into aquatic forms to escape the fires. This group of Loss’kelvar is swept over the rim of the world—but </text:span><text:span text:style-name="T189">not all</text:span><text:span text:style-name="T217"> die. They are swept by the ferocious current far to the west, and they wash ashore on a land inside the bowl of the world. They look to the sky and see the universe in all of its beauty, and they are enraptured. </text:span><text:span text:style-name="T219">These people are the Orun, a shapeshifting primarily humanoid race descended from the Loss’kelvar. They hold many of the bestial traits of their ancestors.</text:span></text:p>
      <text:p text:style-name="P42"><text:span text:style-name="T83"><text:tab/></text:span><text:span text:style-name="T84">They spread to the larger continent to the south west, and </text:span><text:span text:style-name="T85">from there they were forced to stretch </text:span><text:span text:style-name="T84">along the coast to the creviced highlands </text:span><text:span text:style-name="T85">to the south by the massive predators</text:span><text:span text:style-name="T86">. </text:span><text:span text:style-name="T85">Caves and crevices offered protection from the giant reptilian creatures that roamed the forests and skies.</text:span></text:p>
      <text:p text:style-name="P42"><text:span text:style-name="T85"><text:tab/></text:span><text:span text:style-name="T87">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3">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3"><text:tab/></text:span><text:span text:style-name="T151">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52">The full-fledged sentience of the Far Ul gave Certus a safety that it did not have before; for if Ehlu had been killed by the Lineaments of Artifex, Certus itself would have died. With the development of the Far Ul, though, destruction seemed </text:span><text:span text:style-name="T67">distant</text:span><text:span text:style-name="T152">.</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43">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84">The Orun name the island they first lived on Yaltali. </text:span><text:span text:style-name="T87">The island-dwelling Orun called themselves Kekere after their interactions with the tall mainland Orun, which they called Nla.</text:span></text:p>
      <text:p text:style-name="P36"><text:soft-page-break/>-<text:span text:style-name="T144">The Okemenel Autochthons first manifest as a means to protect themselves from the Lineament of Fear, </text:span><text:span text:style-name="T145">which lived in the caverns beneath Adasol.</text:span></text:p>
      <text:p text:style-name="P4"/>
      <text:p text:style-name="P4">5,550,000 BBT—The Okemenel’s tribes fight savagely with each other, <text:span text:style-name="T146">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2">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1">T</text:span>he<text:span text:style-name="T51">y</text:span> <text:span text:style-name="T11">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32">which they believed was an island within the center of an isolated northern lake. </text:span><text:span text:style-name="T133">There, Agash’Kelesh and Rikshe’Kelesh lived and ruled. This was their divine domain.</text:span></text:p>
      <text:p text:style-name="P4"/>
      <text:p text:style-name="P8">1,202,000 BBT—Waith begin making pottery. <text:span text:style-name="T12">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74">534,000 BBT—The Waith begin to build temples dedicated to the two moons. </text:span><text:span text:style-name="T175">These temples have the first reference to the social pair, the atta. </text:span><text:span text:style-name="T176">This develops the waith religious idea of Or and Nu as well, the two homes of the gods above and beneath the world. </text:span><text:span text:style-name="Default_20_Paragraph_20_Font"><text:span text:style-name="T176">They give the names Celcerul and Celegros to the two moons. </text:span></text:span><text:soft-page-break/><text:span text:style-name="Default_20_Paragraph_20_Font"><text:span text:style-name="T176">They also differentiate between animals and those beings descended from early shape shifters—the descendants they call </text:span></text:span><text:bookmark-start text:name="_Hlk29127578"/><text:span text:style-name="Default_20_Paragraph_20_Font"><text:span text:style-name="T176">f</text:span></text:span><text:span text:style-name="Default_20_Paragraph_20_Font"><text:span text:style-name="T177">ë</text:span></text:span><text:span text:style-name="Default_20_Paragraph_20_Font"><text:span text:style-name="T176">a</text:span></text:span><text:bookmark-end text:name="_Hlk29127578"/><text:span text:style-name="Default_20_Paragraph_20_Font"><text:span text:style-name="T176">, or fey.</text:span></text:span></text:p>
      <text:p text:style-name="P8"/>
      <text:p text:style-name="P10">350,000 BBT—<text:span text:style-name="T37">An early </text:span>ancestor to the modern Orun language begins to spread from Kijikiji.</text:p>
      <text:p text:style-name="P8"/>
      <text:p text:style-name="P8">312,000 BBT—The Waith begin to weave early linen and textiles, and the settlement of <text:s/><text:span text:style-name="T11">Sarn grew to hold thousands of Waith. Sarn is the first Waithi city, and as the Waith are the most advanced race of the Far Ul, Sarn is the world’s first city.</text:span></text:p>
      <text:p text:style-name="P8"/>
      <text:p text:style-name="P11"><text:span text:style-name="T84">280,000 BBT—</text:span><text:span text:style-name="T88">The societies of the Kekere and Nla </text:span><text:span text:style-name="T52">were</text:span><text:span text:style-name="T88"> deeply intertwined. They </text:span><text:span text:style-name="T37">now</text:span><text:span text:style-name="T88"> shared a common language and common names for the places around them. The Nla populated the north eastern </text:span><text:span text:style-name="T89">jungle </text:span><text:span text:style-name="T88">corner of Nomenes, name Kijikiji in their tongue. They stretched from the giant mangroves to the steep cliffs of the lakes to the south, </text:span><text:span text:style-name="T89">the region named Ka in the Orun language</text:span><text:span text:style-name="T88">. </text:span><text:span text:style-name="T90">Within both Kijikiji and Ka there were many locations of importance within Orun culture.</text:span></text:p>
      <text:p text:style-name="P11"><text:span text:style-name="T90"><text:tab/></text:span><text:span text:style-name="T88">The Kekere are spread throughout Yaltali, but the twisting mountains and deep valleys isolate many of the tribes. Those tribes that interact most with the Nla lived in central Yaltali and on the south-western coasts.</text:span></text:p>
      <text:p text:style-name="P12"><text:span text:style-name="T88"><text:tab/></text:span><text:span text:style-name="T84">The </text:span><text:span text:style-name="T87">Nla</text:span><text:span text:style-name="T84"> </text:span><text:span text:style-name="T53">settle</text:span><text:span text:style-name="T52">d</text:span><text:span text:style-name="T53"> the city of</text:span><text:span text:style-name="T84"> Iluy </text:span><text:span text:style-name="T91">in </text:span><text:span text:style-name="T52">Kijikiji</text:span><text:span text:style-name="T92">. The first people of the city </text:span><text:span text:style-name="T93">gathered there as they followed Akanni the Hunter, who had trapped one of the mighty crocodiles that roamed the jungle rivers.</text:span></text:p>
      <text:p text:style-name="P8"/>
      <text:p text:style-name="P13">164,000 BBT—The Orun culture shifts to more complex civilization <text:span text:style-name="T120">as the populations within cities continue to grow</text:span>. The first Orun kingdom is formed around Iluy, <text:span text:style-name="T120">where temples to the patron gods of the city brought people together under a common identity</text:span>. <text:span text:style-name="T119">The first Orun kingdom was organized under the </text:span><text:span text:style-name="T120">priest-</text:span><text:span text:style-name="T119">king Oorwadamilare.</text:span></text:p>
      <text:p text:style-name="P14"><text:tab/>The Orun language now closely resembles modern Orun.</text:p>
      <text:p text:style-name="P8"/>
      <text:p text:style-name="P15">162,000 BBT – Oorwadamilare is killed, and his son Omabolaji takes his place as high priest. <text:span text:style-name="T142">Around this time, the people of this early civilization begin to call themselves the “Awonolorun”, the “Godly Ones”. Their civilization is thus “Awonolor”.</text:span></text:p>
      <text:p text:style-name="P15"/>
      <text:p text:style-name="P16"><text:span text:style-name="T153">160,000 BBT – The city of Moren </text:span><text:span text:style-name="T68">began</text:span><text:span text:style-name="T153"> to rival Iluy, and eventually the rivalry gr</text:span><text:span text:style-name="T68">ew</text:span><text:span text:style-name="T153"> to the point where the two cities warred. </text:span><text:span text:style-name="T154">The conflicts between Moren and Iluy helped grow inequalities in Orun society as many in the cities looked towards figures of leadership and wealth to guide them. The beginnings of a rudimentary class </text:span><text:soft-page-break/><text:span text:style-name="T154">structure develop</text:span><text:span text:style-name="T155">ed</text:span><text:span text:style-name="T154">. </text:span><text:span text:style-name="T155">It was around this millennium that the warrior-priest Moniade of Moren slew Omabolaji of Iluy and took control of both cities.</text:span></text:p>
      <text:p text:style-name="P17"/>
      <text:p text:style-name="P18">160,000 - <text:span text:style-name="T155">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56">Waka. While the cities of Yanrin still acted mostly autonomously, the temples and warlords paid a portion of their sacrifices as tithes to Oorunyemi in Ade. Traders between Yanrin and Kijikiji began to spread the faith in Waka </text:span><text:span text:style-name="T157">and the structure that Oorunyemi brought to Yanrin.</text:span></text:p>
      <text:p text:style-name="P19"/>
      <text:p text:style-name="P20"><text:span text:style-name="T157">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9"> the patron deities of cities into larger-scale pantheons. </text:span><text:span text:style-name="T70">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18">124,133 BBT— </text:span><text:span text:style-name="T113">In the early times of the Orun in Nomenes, </text:span><text:span text:style-name="T114">the god </text:span><text:span text:style-name="T113">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9"><text:tab/>Boju Boju</text:span><text:span text:style-name="T39"> was the greatest mask-maker in all of Ka and the lands beyond. His masks were carefully carved for each of their wearers, and etched on their faces were the most pure distillations of the spirits of those that wore them. </text:span><text:span text:style-name="T40">Not only were the masks beautiful, but they carried with them a power granted by the gods themselves. Those that wore the masks of Boju Boju were uncontested in their pursuits—un-defeatable. </text:span><text:span text:style-name="T41">This is what the city thought, at least. Boju Boju, in </text:span><text:soft-page-break/><text:span text:style-name="T41">truth, held little skill at all. He had beneath him an Apprentice whose masks he sold as his own, never giving fair credit or payment to the </text:span><text:span text:style-name="T50">one</text:span><text:span text:style-name="T41"> who made them.</text:span></text:p>
      <text:p text:style-name="P33"><text:span text:style-name="T41"><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0">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40"><text:tab/>When next Boju Boju returned to </text:span><text:span text:style-name="T42">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3">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3"><text:tab/>When finally Dzuzzun presented the mask to Boju Boju whom he knew to be the Faceless One, he bowed low and feigned </text:span><text:span text:style-name="T44">resignation. “Your mask is here, my divine Master,” spoke the Apprentice.</text:span></text:p>
      <text:p text:style-name="P33"><text:span text:style-name="T44"><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5">Ajalu was sucked into the mask that he wore, forever bound within its confines. The mask of Dzuzzun pulsed with power—it fed off of Ajalu’s divine spark bound to the other mask and granted Dzuzzun the Apprentice the power of the trapped god. As </text:span><text:span text:style-name="T46">Ajalu’s</text:span><text:span text:style-name="T45"> power exploded through Dzuzzun, his body was </text:span><text:span text:style-name="T46">turned to ash and his mask clattered to the floor. The two most powerful and perfect masks ever created lay quietly on the floor of Boju Boju’s wood shop.</text:span></text:p>
      <text:p text:style-name="P34"><text:span text:style-name="T46"><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8">claimed</text:span><text:span text:style-name="T46"> his </text:span><text:span text:style-name="T47">soul.</text:span><text:span text:style-name="T46"> </text:span><text:span text:style-name="T38">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14"><text:tab/></text:span><text:span text:style-name="T115">The old kingdom of Ka was overthrown, and Dzuzzun brought in an age of rule by divine decree. Unlike previous rulers who had little true influence outside of their home cities, Dzuzzun passed sweeping changes over the entire region of Ka. </text:span><text:span text:style-name="T117">A</text:span><text:span text:style-name="T116"> new order flowed in </text:span><text:span text:style-name="T115">with the birth of the early Ebo system in the Orun culture.</text:span><text:span text:style-name="T116"> Spear and shield warfare become common, </text:span><text:span text:style-name="T117">and Dzuzzun took this development into wars with the kings of Kijikiji to the north</text:span><text:span text:style-name="T116">.</text:span></text:p>
      <text:p text:style-name="P22"/>
      <text:p text:style-name="P24">110,000 BBT—Iluy holds more than 40,000 <text:span text:style-name="T36">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2">ce</text:span> and worship have made Comenraan continue to live <text:span text:style-name="T12">unnaturally long</text:span> and gain power, feeding his life force with the power of others. <text:span text:style-name="T158">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2">a city-like expanse to hold thousands of Okemenel</text:span>. <text:span text:style-name="T159">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60">Here Comenraan encountered Fear, and the Lineament’s manipulation of the Apotheid began. </text:span><text:span text:style-name="T161">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1">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1">Like Comenraan and the Okemenel, the Onear begin to regard Uygun as their deity-savior, the giver of life and the king of the seas. </text:span><text:span text:style-name="T33">Eventually, he rises to the level of an Apotheid as well (though he wields less power than Comenraan).</text:span></text:p>
      <text:p text:style-name="P4"/>
      <text:p text:style-name="P25"><text:soft-page-break/><text:span text:style-name="T118">124,133 - </text:span>98,000 BBT – <text:span text:style-name="T121">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25">the structure of which was recorded by a new and spreading writing system</text:span><text:span text:style-name="T121">. </text:span><text:span text:style-name="T123">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21"> </text:span><text:span text:style-name="T122">He built the city of Teniayo in the Daabobo mountains to act as his grand divine temple in the center of the three regions of the Nla. </text:span><text:span text:style-name="T123">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24">This began the Elder Passage, the divine transition of power from one Akobi to the next. </text:span><text:span text:style-name="T126">The Elder Passage is not yet at its modern interpretation; at this time the Akobi was not chosen from a youth. </text:span><text:span text:style-name="T142">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27">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28">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4">Sarn falls to raids from neighboring settlements.</text:span> The island <text:span text:style-name="T14">became</text:span> divided among the groups, each making their own small cities to protect their people. There were many groups of the Waith, but few were prominent in the millennium to come.</text:p>
      <text:p text:style-name="P2"><text:span text:style-name="T14">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5">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47">Here on Adasol a new figure joined the crews of the Waith Lasi unbeknownst to the mortals: Ambition.</text:span></text:p>
      <text:p text:style-name="P47">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7">Guire and Selor merge their houses on the mountaintops of Rhunendor to mark their union <text:span text:style-name="T162">as a great atta</text:span>, and they name themselves Waith Rhun. Years they explore the land, and after twenty years <text:span text:style-name="T147">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47">new</text:span> presence among them. Moonlight glistened on the pool and the birds flew from their branches. In that moment, a being appeared on the surface of the water—a <text:span text:style-name="T71">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7">Hera’roilya is in conflict, as his self is a contradiction. He is Good, Evil, and Neutrality; Law and Chaos. <text:span text:style-name="T7">He is, to the Waith before him, a perfect trifecta of three atta, thus a holy being.</text:span> In his first moments <text:span text:style-name="T163">Awakened</text:span>, he <text:span text:style-name="T163">carries out the plan of Fear. Power </text:span>touches Guire and Selor, bestowing upon them an idea of his power <text:span text:style-name="T164">and awakening within them the simtir cada</text:span>. To them he teaches the first magics of the world—the magic of raw power, the manipulation of reality and of non-reality. Hera’roilya fades, and tells Guire and Selor <text:span text:style-name="T165">that the time was now for their world to die, for a final blow to be struck against Ehlu. Even as he stood, Ehlu awoke and trembled</text:span><text:span text:style-name="T7">:</text:span> <text:span text:style-name="T7">e</text:span>arthquakes rock<text:span text:style-name="T165">ed</text:span> the landscape, monsoons brew<text:span text:style-name="T165">ed</text:span> in the oceans, and volcanoes <text:span text:style-name="T72">shook</text:span>.</text:p>
      <text:p text:style-name="P48">Hera’roilya ask<text:span text:style-name="T73">ed</text:span> them to <text:span text:style-name="T73">use their new power to save the waith from the coming destruction, from the death of Ehlu</text:span><text:span text:style-name="T166">. The two waith were afraid—</text:span><text:span text:style-name="T73">and at that moment Passion, a Lineament of Certus, came upon them. Passion overtook the minds of Guire and Selor, and the waith selfishly used their powers to preserve Ehlu instead of hastening its defeat.</text:span><text:span text:style-name="T7"> They decided to </text:span>entomb <text:span text:style-name="T73">Hera’roilya</text:span> in a stasis beneath the world, <text:span text:style-name="T167">in the land of Nu where the waith gods lived</text:span>. <text:span text:style-name="T167">There, they believed, the gods could imprison Hera’roilya.</text:span> Guire and Selor <text:span text:style-name="T167">use their new magic to travel to Nu with Hera’roilya. Nu, the island below the world where some of the waith gods lived, was seeded by the mythical Eye of Ehlu, the </text:span><text:span text:style-name="T7">where </text:span><text:span text:style-name="T74">Hera’roilya</text:span><text:span text:style-name="T7"> first woke,</text:span> <text:span text:style-name="T7">t</text:span>he barren place with only a single oasis of time. They <text:span text:style-name="T167">spoke to the gods of their plight and the disaster that could befall all waith, and they work alongside the gods</text:span> to create a tomb for Hera’roilya—a place made by the hands of those who cry for the being, <text:span text:style-name="T7">for they knew that in betraying this being they would be committing a great crime throughout the world</text:span>. <text:span text:style-name="T224">Here Power would be tethered. </text:span>As they finish, they <text:span text:style-name="T75">captured</text:span> Hera’roilya <text:span text:style-name="T168">and lay him </text:span>in the tomb and summon to them Celegros, the great celestial power <text:span text:style-name="T167">and god of many things</text:span>, twin to Celcerul. <text:span text:style-name="T167">Celegros is the god of the red moon, and Guire and Selor entreat with him and plead for his aid. </text:span>Celegros is the only thing that could keep the unbridled power of Hera’roilya from escaping the Eye of Ehlu, <text:span text:style-name="T167">and the god agrees to aid them, though the price would be high. He pulls the red moon from the sky.</text:span> This is the Valcone. As Celegros is summoned below the world, the red night dies. <text:span text:style-name="T7">The Waith cry as the Celestial Atta is torn, and the cycle of reincarnation can no longer end. </text:span>The soft blue light of Celcerul shines down, mocking the red wolves of the north. While the imprisonment of Hera’roilya by Guire and Selor saves the world the misery of his death, it kindles a powerful fire within the hearts of the Loss’kelvar. The Loss’kelvar know this moment <text:soft-page-break/>as Sa’Kurtha. <text:span text:style-name="T169">When </text:span>Agash’Kelesh vanishes from the sky, <text:span text:style-name="T169">the god is slain on the island of Keleshe.</text:span> <text:span text:style-name="T169">Agash’Kelesh, the red moon, was the doorway and gatekeeper of their island afterlife. Without Agash’Kelesh, no Loss’kelvar can pass to the land of their ancestors; no Loss’kelvar can die</text:span>. The Loss’kelvar are quickly corrupted, unable to die but able to feel the pain of death. The fey of the north fall apart, their society crushed by the loss of Agash’Kelesh.</text:p>
      <text:p text:style-name="P49">Guire and Selor return to the world and find Revion of the Waith Ceat. They tell him of Hera’roilya and his prison, and talk Revion to watch over the Eye of Ehlu from Au Buza. They spend a time upon Au Buza to teach Revion of the magics they have glimpsed, and the <text:span text:style-name="T7">three</text:span>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 text:style-name="T10">a godly atta</text:span>. <text:span text:style-name="T134">The two waith share with the others the story of their trip to Nu and the burden of Celegros. The shattering of the celestial atta was a necessary evil for the survival of the race. This story spread throughout their people and was taken into their myths.</text:span>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 text:style-name="T10">who they taught first the art of magic</text:span>.</text:p>
      <text:p text:style-name="P50">For two thousand years, Guire and Selor ruled Rinadure and taught magic to 44 Waith, including their own children. When their children were of age, Guire and Selor knew it was time for them to share <text:span text:style-name="T64">the final detail of their deal with Celegros</text:span>. <text:span text:style-name="T135">Guire and Selor were allowed to share their magic with the waith for one generation, but at that time they must return to Nu and watch over the prison of Hera’roilya.</text:span> <text:span text:style-name="T135">And so the founders of magic</text:span> returned to the sanctuary of Hera’roilya beneath the world. There they continued to develop their magic and meditate. They sacrificed their lives for the preservation of their people.</text:p>
      <text:p text:style-name="P51">Finiel, Eres, Ralun, and Renno grappled with the knowledge of their parent’s <text:span text:style-name="T65">actions</text:span>. <text:span text:style-name="T10">Eres wished to r</text:span><text:span text:style-name="T65">everse the act</text:span><text:span text:style-name="T10"> of Guire and Selor—to release Celegros </text:span><text:span text:style-name="T136">from his burden </text:span><text:span text:style-name="T10">and free Hera’roilya, even though the world may be destroyed. The others were possibly too enthralled with their new power to </text:span><text:soft-page-break/><text:span text:style-name="T10">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5">T</text:span>he Okemenel are <text:span text:style-name="T15">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5">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7"/>
      <text:p text:style-name="P27">85,000 BBT—The children of Guire and Selor, <text:span text:style-name="T16">now masters of their power after thousands of years and having taught almost 120 others, decide to share it with the other Waith. They plan to create great cities across the world, but know that they need a way to connect them. </text:span><text:span text:style-name="T225">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6">can destroy the being.</text:span><text:span text:style-name="T225"> </text:span><text:span text:style-name="T16">The four mages come together on the precipice of Au Buza, and with Revion the Guardian they pull from the bowl of the world four </text:span><text:span text:style-name="T76">shining lights</text:span><text:span text:style-name="T16">, the Anariima, </text:span><text:span text:style-name="T170">the remnant </text:span><text:span text:style-name="T150">essentia</text:span><text:span text:style-name="T48"> of Artifex</text:span><text:span text:style-name="T16">. The four stars fell </text:span><text:soft-page-break/><text:span text:style-name="T16">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 <text:span text:style-name="T16">Finiel, Renno, and Eres set out to the greatest of the other Waith peoples.</text:span> <text:span text:style-name="T171">Rinadure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2">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2">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6">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6">the perfect being that granted this power</text:span>. She raised then the core of the most magnificent city of Waith, Uruzil, <text:span text:style-name="T16">upon the ruins of Sarn</text:span>. The war-torn countryside and the high walls of the clans gave way <text:soft-page-break/>to towers and streets, to towers that rose higher than the clouds, and to a great <text:span text:style-name="T16">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text:soft-page-break/>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7">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7">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27">Ekai Kahn’</text:span><text:span text:style-name="T128">s material soul fades, and </text:span><text:span text:style-name="T129">he decrees that the next Akobi would be born on the very day of Ekai Kahn’s death. The Wonak would be responsible for locating the new Akobi, </text:span><text:span text:style-name="T130">and the Alagidi would be responsible for serving the young Akobi in their divine quest.</text:span></text:p>
      <text:p text:style-name="P44"/>
      <text:p text:style-name="P45">83,000 BBT – The Wonak of the Orun locate a potential Akobi. This youth was Oni, <text:span text:style-name="T131">a weaver’s apprentice. </text:span>To ensure the Orun they chose was truly empowered by the hands of the gods, they sent the young Orun on a quest—<text:span text:style-name="T131">the first Akobi trial</text:span>.</text:p>
      <text:p text:style-name="P45"/>
      <text:p text:style-name="P43"><text:span text:style-name="T131">82,900 BBT – Oni succeeded on her trial and was chosen as the next Akobi, taking the name An</text:span><text:span text:style-name="T77">u</text:span><text:span text:style-name="T131"> Kahn.</text:span></text:p>
      <text:p text:style-name="P41"/>
      <text:p text:style-name="P4">80,000 BBT—Another generation sees the four cities of the Waith thrive. <text:span text:style-name="T18">Thousands of Waith have now awakened their simtir cada throughout the four cities, and magic has spread into their culture and society at large.</text:span> Their agriculture and buildings are aided by the magic, and the <text:span text:style-name="T18">most respected Waith of the society are those most powerfully attuned to magic. </text:span><text:span text:style-name="T31">Waith gathered at the four cities, swelling them to the largest the world had yet seen. Tens of thousands lived within each city, and the hinterlands supported hundreds of thousands.</text:span> As the <text:soft-page-break/>Waith gain power, however, the other fey races <text:span text:style-name="T18">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94">Eres took a new apprentice, a child named Esteon. </text:span><text:span text:style-name="T95">Esteon, l</text:span><text:span text:style-name="T96">iterally meaning, “Masculine Name,” </text:span><text:span text:style-name="T97">was born </text:span><text:span text:style-name="T95">to </text:span><text:span text:style-name="T99">a</text:span><text:span text:style-name="T95"> once-great and wealthy Waith clan. The clan had been of political import in the ancient city of Sarn, helping raise Sarn to its height <text:s/>in 142</text:span><text:span text:style-name="T34">nd</text:span><text:span text:style-name="T98"> millennium</text:span><text:span text:style-name="T95"> BBT. After Sarn’s fall to neighboring skirmishes, many of the great families escaped the island of Iniva during the Keles. The ancestral </text:span><text:span text:style-name="T98">clan</text:span><text:span text:style-name="T95"> of Esteon did not, instead clinging to what little power they had left in Sarn. Over the following generations, the family lost everything to the continued squabbles that plagued Iniva and its clans. </text:span><text:span text:style-name="T98">They were diminished to impoverished farmers, but they clung still to their ancient pride and clan heirlooms.</text:span><text:span text:style-name="T95"> </text:span><text:span text:style-name="T96">Esteon </text:span><text:span text:style-name="T98">was born late in the 81</text:span><text:span text:style-name="T34">st</text:span><text:span text:style-name="T98">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97">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5">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2">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100">For many thousands of years, Guire and Selor meditated and spoke with Hera’roilya in his prison they built for him. They knew each other, and they knew what was to come. </text:span><text:span text:style-name="T101">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ext:soft-page-break/>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8">78,500 BBT—The children of Guire and Selor prepare for the worst. Finiel and Luazil are silent as the world prepares for war. The Waith Rhun and Ralun raise the Iantar to cover Rhunendor and hide Rinadure. <text:span text:style-name="T141">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9">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text:soft-page-break/>gate, Bash howling to his lost moon. Renno knows she does not have the power of Finiel—she cannot best him, no<text:span text:style-name="T20">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Uygun watches the destruction of Haloras from the seas. Renno, his teacher and love, is dead. <text:span text:style-name="T22">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ext:soft-page-break/>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72">and the true potential of the mortals of Certus</text:span>. He ripped the rim of the world and the image of the cosmos from the <text:span text:style-name="T78">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102">She was faced with a set of problems; if she continues the war, Uruzil and all its people will die. The Gurohtar will continue around the world to Saeronder’s people and to Rinadure, slaughtering </text:span><text:soft-page-break/><text:span text:style-name="T102">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103">none of the Waith would be safe. </text:span><text:span text:style-name="T54">S</text:span><text:span text:style-name="T102">he may destroy her people in the process of saving them. </text:span>Long she thought on this problem, <text:span text:style-name="T104">and she decided to act upon the pact proposed by Finiel so long ago. She had to release Celegros and bring about the death of Hera’roilya. </text:span><text:span text:style-name="T102">Revion had cut the Eye of Ehlu from the world, making it seemingly impossible to access. Eres spend long years meditating on her magical powers, and she eventually came to one conclusion: </text:span>the creation of a fifth Anariima <text:span text:style-name="T102">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105">all things, preserving them from the destruction of Hera’roilya’s death</text:span>. This is Eres’s goal: for the evils of the world to be engulfed in the shadow of the gem and isolated, <text:span text:style-name="T105">the Waith </text:span><text:span text:style-name="T55">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text:soft-page-break/>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5">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6">strengthening</text:span><text:span text:style-name="T25"> their magic</text:span>. <text:span text:style-name="T106">Esteon leads </text:span><text:span text:style-name="T56">a group of Esis</text:span><text:span text:style-name="T25">, and with their great power they raise a thick wall of stone into the sky, hundreds of feet high </text:span><text:span text:style-name="T106">and as thick as a mountain</text:span><text:span text:style-name="T25">.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2">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5">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text:soft-page-break/>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6">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57">nother</text:span> a generation of war <text:span text:style-name="T107">passed around the city.</text:span> The Waith still fought, never forgetting the light of Guire. Vash Bash <text:span text:style-name="T108">came to the island and unleashed the power of Onsinta upon the great stone wall of the Waith. The wall crumbled under his power, and the battle began in earnest. It was then that </text:span>Waith from across the continents <text:span text:style-name="T58">came to</text:span> the call <text:span text:style-name="T108">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text:soft-page-break/>Aluru by a poisoned arrow. Eres <text:span text:style-name="T109">and Esteon</text:span> took to the front lines, using <text:span text:style-name="T59">their</text:span> magic to hold the powerful enemies at bay. <text:span text:style-name="T108">The skies darkened, and Comenraan burst through the clouds, behind him a host of his remaining Okemenel. The monsters battled the Gurohtar and Waith alike. </text:span><text:span text:style-name="T110">Eres shouted to Esteon, “Hold the line! Rage against them! I must return to the temple.” Her old apprentice nodded, and Eres retreated to the high temple in the center of Uruzil. </text:span><text:span text:style-name="T108">The casualties were horrific, but Vash Bash </text:span><text:span text:style-name="T111">broke through Esteon’s line and </text:span><text:span text:style-name="T108">fought his way to the Temple of Eres. As the mad Loss’kelvar ripped his way through the streets of Uruzil, another force entered the fray:</text:span> the forces of Uygun f<text:span text:style-name="T108">e</text:span>ll upon the coasts <text:span text:style-name="T108">and encircled the enemies</text:span>. The Onear launch attacks from the watery canals of the <text:span text:style-name="T58">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60">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7">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text:soft-page-break/>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12">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1">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6">Agash’Kelesh</text:span> calls to them. <text:span text:style-name="T66">Agash’Kelesh</text:span>’s arms reach down and take its children unto it. As the red light of Celegros shines over the world it takes the souls of the Loss’kelvar unto it. They are freed at last to live in eternal peace in Keleshe—<text:span text:style-name="T24">but those Waith of the Rotasere are left behind, the curse of Arndulin binding them to life</text:span>. <text:span text:style-name="T28">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3">distant </text:span>seas. As Comenraan revels in his victory, Uygun pushes pas<text:span text:style-name="T23">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text:soft-page-break/>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37">The waith god, Celegros, was killed. The Loss’kelvar god, Agash’Kelesh, was killed. Keleshe was forever maimed. </text:span>Vash Bash strode from the Andolem then, only to see the power of Finiel destroy <text:span text:style-name="T137">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2">As the dark gem swallowed all, Hera’roilya opened his eyes. He breathed, moving air through his lungs once again. <text:span text:style-name="T148">It was time to slaughter this world.</text:span> He stood from his pedestal and stepped forward. With each step the world rocked. One. <text:span text:style-name="T62">T</text:span>he surface of the <text:span text:style-name="T62">world shatters</text:span>, <text:span text:style-name="T62">bringing</text:span> great waves to beat the shores. Two. The wisps that remain of Yvari after the sundering of the Rim rise to create a global storm, <text:span text:style-name="T29">leveling forests and tearing at the mountains themselves</text:span>. Three. In his last act, Hera’roilya tears the present <text:span text:style-name="T149">moment</text:span> from <text:span text:style-name="T79">Cestus</text:span>. He pulls the world covered by the Andolem away, isolating it <text:span text:style-name="T29">forever</text:span>. He leaves <text:span text:style-name="T79">Cestus</text:span> in a state where the Andolem took only Iniva, leaving the world untouched by its power. In separating the Andolem present, Hera’roilya creates a plane of Shadow lying beneath the world. <text:span text:style-name="T29">As world was rent apart,</text:span> Onsinta resonates this decree and forms another realm of its own will with the remnants of Corilya—an ethereal <text:span text:style-name="T62">mirror</text:span> of <text:span text:style-name="T29">Andolem, </text:span><text:span text:style-name="T138">pulled from the world along with all magical energy</text:span>. <text:span text:style-name="T139">This changed </text:span><text:span text:style-name="T79">Ce</text:span><text:span text:style-name="T80">r</text:span><text:span text:style-name="T79">tus</text:span><text:span text:style-name="T139"> forever. As the Trium Planes formed and the cycle of magic was changed, shifted to begin in Corilya, the Autochthons and their divine realms vanished. Or and Nu and the gods of the waith disap</text:span><text:span text:style-name="T223">p</text:span><text:span text:style-name="T139">eared, ripped from the world with Corilya. Keleshe and her island were no more. The gods of the Orun and their realm beneath the waves too were gone. </text:span><text:span text:style-name="T140">The gods left the world of mortals forever. </text:span><text:span text:style-name="T149">Magic was changed forever. The Lineaments of Certus were dealt a mighty blow.</text:span><text:span text:style-name="T140"> </text:span>Then Hera’roilya is sundered into six pieces: Good, Evil, Knowledge, Law, Creation, and Chaos, all aspects of the <text:span text:style-name="T81">Artifex</text:span>’s power. <text:span text:style-name="T173">The six aspects of Power shot through Ehlu and committed his greatest act: Power killed Ehlu.</text:span></text:p>
      <text:p text:style-name="P2"><text:span text:style-name="T82">H</text:span><text:span text:style-name="T29">e</text:span> spilled the world over, emptying the Universe <text:span text:style-name="T29">into the darkness </text:span>around <text:span text:style-name="T82">Ehlu</text:span>. The two Anariima in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text:soft-page-break/>hidden away once more <text:span text:style-name="T30">by the storms</text:span>. Good <text:span text:style-name="T220">returned to Iniva and laid his hand upon Andolem</text:span>, the gem swollen to engulf Iniva, and he soothed its fury. He took the Andolem into his possession, leaving only emptiness where Iniva once sat. Eres, Vash Bash, Nithos, <text:span text:style-name="T9">Uygun, </text:span>and their peoples were all within the Andolem.</text:p>
      <text:p text:style-name="P1"><text:span text:style-name="Default_20_Paragraph_20_Font"><text:span text:style-name="T193">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79">Passion</text:span></text:span><text:span text:style-name="Default_20_Paragraph_20_Font"><text:span text:style-name="T174"> hovered above Iniva, even more terrible than Celegros. Doused in blood-red light, he brought </text:span></text:span><text:span text:style-name="Default_20_Paragraph_20_Font"><text:span text:style-name="T178">the final act of the</text:span></text:span><text:span text:style-name="Default_20_Paragraph_20_Font"><text:span text:style-name="T174"> Usada. </text:span></text:span><text:span text:style-name="Default_20_Paragraph_20_Font"><text:span text:style-name="T191">From his eyes and mouth and arms spewed jets of fire longer than an ocean.</text:span></text:span><text:span text:style-name="Default_20_Paragraph_20_Font"><text:span text:style-name="T174"> This shatters Perakor, sending tentacles of fire across the world. </text:span></text:span><text:span text:style-name="Default_20_Paragraph_20_Font"><text:span text:style-name="T194">Passion</text:span></text:span><text:span text:style-name="Default_20_Paragraph_20_Font"><text:span text:style-name="T174"> rose above the fires of the Usada in his terrible beauty, and he rent the souls of </text:span></text:span><text:span text:style-name="Default_20_Paragraph_20_Font"><text:span text:style-name="T191">countless </text:span></text:span><text:span text:style-name="Default_20_Paragraph_20_Font"><text:span text:style-name="T174">thousands </text:span></text:span><text:span text:style-name="Default_20_Paragraph_20_Font"><text:span text:style-name="T191">around the world</text:span></text:span><text:span text:style-name="Default_20_Paragraph_20_Font"><text:span text:style-name="T174">.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94">Passion becomes the Usada, his form melts away into the perpetual storm.</text:span></text:span><text:span text:style-name="Default_20_Paragraph_20_Font"><text:span text:style-name="T174"> In this doom, the flowers of Guire unveil themselves. They give a legacy to the Waith, forming creatures in the far north. These creatures are much like the Waith </text:span></text:span><text:span text:style-name="Default_20_Paragraph_20_Font"><text:span text:style-name="T192">in form</text:span></text:span><text:span text:style-name="Default_20_Paragraph_20_Font"><text:span text:style-name="T174">, but they are </text:span></text:span><text:span text:style-name="Default_20_Paragraph_20_Font"><text:span text:style-name="T192">simple and young</text:span></text:span><text:span text:style-name="Default_20_Paragraph_20_Font"><text:span text:style-name="T174">—they are the elves. The first elves awaken in the violence of the Usada. They hide as the world shakes. Ash rains down across the world, blocking out the sun that was only just born. This begins the Times of Ash.</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2-12T11:42:37.343891064</dc:date>
    <meta:editing-cycles>199</meta:editing-cycles>
    <meta:editing-duration>P1DT19H19M57S</meta:editing-duration>
    <meta:document-statistic meta:table-count="0" meta:image-count="0" meta:object-count="0" meta:page-count="42" meta:paragraph-count="136" meta:word-count="21459" meta:character-count="120499" meta:non-whitespace-character-count="992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